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dobe Garamond Pro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dobe Garamond Pro" fo:font-size="10pt" fo:language="en" fo:country="US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dobe Garamond Pro" fo:font-size="10pt" fo:language="en" fo:country="US" officeooo:rsid="000efcec" officeooo:paragraph-rsid="000efcec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dobe Garamond Pro" fo:font-size="10pt" fo:language="en" fo:country="US" fo:font-weight="bold" officeooo:paragraph-rsid="0011936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dobe Garamond Pro" fo:font-size="10pt" fo:language="en" fo:country="US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dobe Garamond Pro" fo:font-size="10pt" fo:language="en" fo:country="US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dobe Garamond Pro" fo:font-size="10pt" fo:language="en" fo:country="US" fo:font-weight="normal" officeooo:paragraph-rsid="0011936d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dobe Garamond Pro" fo:font-size="10pt" fo:language="en" fo:country="US" fo:font-weight="normal" officeooo:paragraph-rsid="00138bc1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dobe Garamond Pro" fo:font-size="10pt" fo:language="en" fo:country="US" fo:font-weight="normal" officeooo:rsid="000fe25d" officeooo:paragraph-rsid="0011936d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dobe Garamond Pro" fo:language="en" fo:country="US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dobe Garamond Pro" fo:language="en" fo:country="US" fo:font-weight="bold" officeooo:paragraph-rsid="0011936d" style:font-weight-asian="bold" style:font-weight-complex="bold"/>
    </style:style>
    <style:style style:name="P12" style:family="paragraph" style:parent-style-name="Standard">
      <style:text-properties style:font-name="Adobe Garamond Pro" fo:font-size="12pt" fo:language="en" fo:country="US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dobe Garamond Pro" fo:font-size="12pt" fo:language="en" fo:country="US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dobe Garamond Pro" fo:font-size="13pt" fo:language="en" fo:country="US" fo:font-weight="bold" style:font-size-asian="13pt" style:font-weight-asian="bold" style:font-size-complex="13pt" style:font-weight-complex="bold"/>
    </style:style>
    <style:style style:name="P15" style:family="paragraph" style:parent-style-name="Standard">
      <style:text-properties fo:language="en" fo:country="US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dobe Garamond Pro" fo:font-size="10pt" fo:language="en" fo:country="US" fo:font-weight="normal" officeooo:paragraph-rsid="0011936d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Horizontal_20_Line">
      <style:text-properties fo:language="en" fo:country="US"/>
    </style:style>
    <style:style style:name="P19" style:family="paragraph" style:parent-style-name="Standard">
      <style:paragraph-properties fo:margin-left="-0.0146in" fo:margin-right="0in" fo:text-align="start" style:justify-single-word="false" fo:text-indent="0in" style:auto-text-indent="false"/>
      <style:text-properties style:font-name="Adobe Garamond Pro" fo:font-size="10pt" fo:language="en" fo:country="US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-0.0598in" fo:margin-right="0in" fo:text-align="start" style:justify-single-word="false" fo:text-indent="0in" style:auto-text-indent="false"/>
      <style:text-properties style:font-name="Adobe Garamond Pro" fo:font-size="10pt" fo:language="en" fo:country="US" fo:font-weight="normal" style:font-size-asian="10pt" style:font-weight-asian="normal" style:font-size-complex="10pt" style:font-weight-complex="normal"/>
    </style:style>
    <style:style style:name="P21" style:family="paragraph" style:parent-style-name="Standard" style:master-page-name="">
      <style:paragraph-properties fo:margin-left="-0.2201in" fo:margin-right="0in" fo:text-align="start" style:justify-single-word="false" fo:text-indent="0in" style:auto-text-indent="false" style:page-number="auto"/>
      <style:text-properties style:font-name="Adobe Garamond Pro" fo:language="en" fo:country="US" fo:font-weight="bold" style:font-weight-asian="bold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dobe Garamond Pro" fo:font-size="12pt" fo:language="en" fo:country="US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dobe Garamond Pro" fo:font-size="10pt" fo:language="en" fo:country="US" fo:font-weight="normal" officeooo:rsid="00151c12" officeooo:paragraph-rsid="00151c12" style:font-size-asian="10pt" style:font-weight-asian="normal" style:font-size-complex="10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dobe Garamond Pro" fo:font-size="10pt" fo:language="en" fo:country="US" fo:font-weight="normal" style:font-size-asian="10pt" style:font-weight-asian="normal" style:font-size-complex="10pt" style:font-weight-complex="normal"/>
    </style:style>
    <style:style style:name="T1" style:family="text">
      <style:text-properties officeooo:rsid="00164550"/>
    </style:style>
    <style:style style:name="T2" style:family="text">
      <style:text-properties officeooo:rsid="0011936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use-window-font-color="true" fo:font-weight="normal" style:font-weight-asian="normal" style:font-name-complex="Arial" style:font-weight-complex="normal"/>
    </style:style>
    <style:style style:name="T5" style:family="text">
      <style:text-properties style:font-name="Adobe Garamond Pro" fo:font-size="11pt" style:font-size-asian="11pt" style:font-size-complex="11pt"/>
    </style:style>
    <style:style style:name="T6" style:family="text">
      <style:text-properties style:font-name="Adobe Garamond Pro" fo:font-size="11pt" fo:language="en" fo:country="US" fo:font-weight="bold" style:font-size-asian="11pt" style:font-weight-asian="bold" style:font-size-complex="11pt" style:font-weight-complex="bold"/>
    </style:style>
    <style:style style:name="T7" style:family="text">
      <style:text-properties style:font-name="Adobe Garamond Pro" fo:font-size="11pt" fo:language="en" fo:country="US" style:font-size-asian="11pt" style:font-size-complex="11pt"/>
    </style:style>
    <style:style style:name="T8" style:family="text">
      <style:text-properties style:font-name="Adobe Garamond Pro" fo:font-size="11pt" fo:language="en" fo:country="US" officeooo:rsid="000efcec" style:font-size-asian="11pt" style:font-size-complex="11pt"/>
    </style:style>
    <style:style style:name="T9" style:family="text">
      <style:text-properties style:font-name="Adobe Garamond Pro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Adobe Garamond Pro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Adobe Garamond Pro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position="super 58%" style:font-name="Adobe Garamond Pro" fo:font-size="11pt" fo:language="en" fo:country="US" style:font-size-asian="11pt" style:font-size-complex="11pt"/>
    </style:style>
    <style:style style:name="T14" style:family="text">
      <style:text-properties style:text-position="0% 100%" style:font-name="Adobe Garamond Pro" fo:font-size="11pt" fo:language="en" fo:country="US" style:font-size-asian="11pt" style:font-size-complex="11pt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00efcec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102f8f" style:font-size-asian="10pt" style:font-weight-asian="normal" style:font-size-complex="10pt" style:font-weight-complex="normal"/>
    </style:style>
    <style:style style:name="T18" style:family="text">
      <style:text-properties officeooo:rsid="000efcec"/>
    </style:style>
    <style:style style:name="T19" style:family="text">
      <style:text-properties officeooo:rsid="001837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agar Nitin Raut</text:p>
      <text:p text:style-name="P3">144, Ponce De Leon avenue NE, apartment #1206, Atlanta, GA 30308</text:p>
      <text:p text:style-name="P17"><text:span text:style-name="T6">Phone</text:span><text:span text:style-name="T7">:+</text:span><text:span text:style-name="T8">16788605789</text:span><text:span text:style-name="T7"> <text:s text:c="18"/></text:span><text:span text:style-name="T6">DOB</text:span><text:span text:style-name="T7">:March 2,</text:span><text:span text:style-name="T13"> </text:span><text:span text:style-name="T14">1990</text:span><text:span text:style-name="T7"> <text:s text:c="22"/></text:span><text:span text:style-name="T6">Email</text:span><text:span text:style-name="T7">: </text:span><text:span text:style-name="T5">sagarraut@gatech.edu</text:span></text:p>
      <text:p text:style-name="P18"/>
      <text:p text:style-name="P10">Education</text:p>
      <text:p text:style-name="P10">Georgia Institute of Technology</text:p>
      <text:p text:style-name="P6">College of Computing</text:p>
      <text:p text:style-name="P10"><text:span text:style-name="T15">Masters of Science in Computer Science,<text:line-break/></text:span><text:span text:style-name="T16">Specialization in Human-Computer Interaction</text:span><text:span text:style-name="T15"> (</text:span><text:span text:style-name="T17">August</text:span><text:span text:style-name="T15"> 2013 –</text:span><text:span text:style-name="T16"> </text:span><text:span text:style-name="T17">(expected)December 2014</text:span>)</text:p>
      <text:p text:style-name="P10"/>
      <text:p text:style-name="P13">Don Bosco Institute of Technology</text:p>
      <text:p text:style-name="P2"><text:span text:style-name="T12">University of Mumbai</text:span>, Mumbai, India.</text:p>
      <text:p text:style-name="P2">Bachelor of Engineering in Computer Engineering (2008-2013)</text:p>
      <text:p text:style-name="P2"/>
      <text:p text:style-name="P11">Skills</text:p>
      <text:p text:style-name="P7">Languages: <text:tab/> <text:s text:c="2"/><text:tab/> <text:s/>JAVA, Python, PHP, Javascript, CSS, XML, <text:span text:style-name="T18">Processing</text:span></text:p>
      <text:p text:style-name="P4"><text:span text:style-name="T3">OS:</text:span><text:tab/><text:tab/> <text:s text:c="2"/><text:tab/> <text:s/><text:span text:style-name="T3">Linux: Debian based distributions ,RadHat &amp; Archlinux,Windows: 7 &amp; XP</text:span></text:p>
      <text:p text:style-name="P4"><text:span text:style-name="T3">Applications:</text:span> <text:s text:c="16"/><text:tab/> <text:s/><text:span text:style-name="T4">Adobe Photoshop, Adobe InDesign, Adobe Dreamweaver,</text:span></text:p>
      <text:p text:style-name="P16"><text:s text:c="13"/><text:tab/><text:tab/> <text:s text:c="15"/>Adobe Flash with ActionScript, Basic AutoCAD, Balsamiq mockups</text:p>
      <text:p text:style-name="P4"><text:span text:style-name="T3">Databases: </text:span><text:s text:c="7"/><text:tab/> <text:tab/> <text:s/><text:span text:style-name="T3">MySQL, Oracle SQL, DB2</text:span></text:p>
      <text:p text:style-name="P9"><text:span text:style-name="T2">Toolkits :</text:span><text:tab/><text:tab/> <text:s/>Android development environment, Java Swings, WXPython</text:p>
      <text:p text:style-name="P23">Version Control:<text:tab/><text:tab/> <text:s/>Git &amp; GitHub</text:p>
      <text:p text:style-name="P4"><text:span text:style-name="T3">Others:</text:span><text:tab/> <text:s text:c="2"/><text:tab/><text:tab/> <text:s/><text:span text:style-name="T3">Joomla &amp; Wordpress as CMSes</text:span></text:p>
      <text:p text:style-name="P7"><text:tab/><text:tab/><text:tab/> <text:s/>R for statistical analysis</text:p>
      <text:p text:style-name="P7"><text:tab/><text:tab/><text:tab/> <text:s/>Lua Scripting, Bash scripting</text:p>
      <text:p text:style-name="P2"/>
      <text:p text:style-name="P10">Projects</text:p>
      <text:p text:style-name="P6">Electronics<text:tab/><text:tab/> <text:s/>Designed &amp; implemented <text:s/>intelligent laser-triggered burglar alarm, using <text:s text:c="4"/><text:tab/><text:tab/><text:tab/> <text:s/><text:tab/><text:tab/> <text:s/>Arduino microcontroller platform.(2011)</text:p>
      <text:p text:style-name="P6"><text:tab/><text:tab/><text:tab/> <text:s/>Built a door-gesture based intruder alarm unlocking using reed switch &amp; <text:tab/><text:tab/><text:tab/> <text:s/><text:tab/><text:tab/> <text:s/>Arduino platform (2010)</text:p>
      <text:p text:style-name="P6"/>
      <text:p text:style-name="P6">Robotics <text:tab/><text:tab/> <text:s/>Built a solar powered light following BEAM robot, using only basic <text:tab/><text:tab/><text:tab/><text:tab/> <text:s/><text:tab/><text:tab/> <text:s/>electronic components &amp; analogue circuits.(2008)</text:p>
      <text:p text:style-name="P6"/>
      <text:p text:style-name="P6">Computer Graphics <text:s text:c="13"/>Developed a single player squash game in Java controlled through the <text:s text:c="8"/><text:tab/><text:tab/><text:tab/> <text:tab/> <text:s text:c="16"/>mouse, using the swing &amp; image libraries (2011)</text:p>
      <text:p text:style-name="P6"><text:tab/><text:tab/><text:tab/></text:p>
      <text:p text:style-name="P6">Cloud Computing<text:tab/> <text:s/>Creation of a private cloud in the college laboratory, based on Ubuntu-linux <text:tab/><text:tab/><text:tab/> <text:s/><text:tab/><text:tab/> <text:s/>using Eucalyptus package.(2010-2011)</text:p>
      <text:p text:style-name="P6"/>
      <text:p text:style-name="P6">Web application<text:tab/> <text:s/><text:tab/> <text:s text:c="2"/>Conceptualized, designed &amp; coded massively multiplayer online<text:tab/><text:tab/><text:tab/><text:tab/><text:tab/> <text:tab/> <text:s/>“virtual stock market” game based on dynamic web technologies. Used <text:tab/><text:tab/><text:tab/><text:tab/><text:tab/><text:tab/> <text:s text:c="2"/>Javascript &amp; JQuery library to create an interactive front-end, while backend <text:tab/><text:tab/><text:tab/><text:tab/><text:tab/> <text:s text:c="2"/>was implemented using PHP &amp; MySql(2012)</text:p>
      <text:p text:style-name="P6"/>
      <text:p text:style-name="P19">Mobile application<text:tab/> <text:s text:c="2"/>Created a mobile platform for dissemination of information for the <text:s/>NGO <text:tab/><text:tab/><text:tab/> <text:s/><text:tab/><text:tab/> <text:s text:c="2"/>Project Chirag. The interactive Android app pulled updates from a web <text:s/><text:tab/><text:tab/><text:tab/><text:tab/> <text:tab/> <text:s text:c="2"/>server, and dynamically displayed information , pictures and videos. It also provided</text:p>
      <text:p text:style-name="P19"><text:tab/><text:tab/><text:tab/> <text:s text:c="2"/>the functionality to provide feedback.(2012)</text:p>
      <text:p text:style-name="P6"/>
      <text:p text:style-name="P20"><text:s/>Ubiquitous Computing <text:s text:c="8"/>As the final year project, we intended to perform research on making a lab Context aware using <text:tab/><text:tab/><text:tab/> <text:s text:c="4"/>sensor networks &amp; mobile access. <text:s/>Developed a comprehensive web backend using HTML, <text:tab/><text:tab/><text:tab/> <text:s text:c="4"/>PHP, JSON and Python to access &amp; visualize the collected data. (June 2012 - April 2013)</text:p>
      <text:p text:style-name="P6"/>
      <text:p text:style-name="P6"/>
      <text:p text:style-name="P8"/>
      <text:p text:style-name="P8"/>
      <text:p text:style-name="P12">Presentations:</text:p>
      <text:p text:style-name="P15"><text:soft-page-break/><text:span text:style-name="T11"><text:s text:c="12"/></text:span><text:span text:style-name="T10">Augmented reality in mobile devices</text:span></text:p>
      <text:p text:style-name="P15"><text:span text:style-name="T10"><text:s text:c="14"/></text:span><text:span text:style-name="T9"><text:s/>This review paper was a study of current augmented reality technologies,</text:span></text:p>
      <text:p text:style-name="P5"><text:tab/>their applications in the future and security concerns. Presented at various</text:p>
      <text:p text:style-name="P6"><text:tab/>technical paper presentations. (2011-2012)</text:p>
      <text:p text:style-name="P6"/>
      <text:p text:style-name="P22">Seminars &amp; Workshops:</text:p>
      <text:list xml:id="list2897717373256679691" text:style-name="L1">
        <text:list-item>
          <text:p text:style-name="P24">Virtualization : This presentation was presented for a class of 70, to acquaint them with the technology(2010)</text:p>
        </text:list-item>
        <text:list-item>
          <text:p text:style-name="P24">Conducted many workshops on Design using Adobe Photoshop. (2011-2012)</text:p>
        </text:list-item>
        <text:list-item>
          <text:p text:style-name="P24">Conducted a workshop on Linux (Ubuntu, Mint &amp; Red Hat distributions) under ACM DBIT </text:p>
          <text:p text:style-name="P24">Student chapter. (2011)</text:p>
        </text:list-item>
        <text:list-item>
          <text:p text:style-name="P24">Conducted workshops on creating applications for the Android platform, under the department of Computer engineering,DBIT and ACM-DBIT student chapter (2012)</text:p>
        </text:list-item>
        <text:list-item>
          <text:p text:style-name="P24">Conducted a workshop on wireless networking technologies and configuration of access points to a class of 70 (2012)</text:p>
        </text:list-item>
      </text:list>
      <text:p text:style-name="P6"/>
      <text:p text:style-name="P21">Campus and Community Involvement</text:p>
      <text:list xml:id="list85428175124213" text:continue-numbering="true" text:style-name="L1">
        <text:list-item>
          <text:p text:style-name="P24">Co-editor of the Computer Department's newsletter, January 2011</text:p>
        </text:list-item>
        <text:list-item>
          <text:p text:style-name="P24">Design head of the ACM student chapter, 2011-2012</text:p>
        </text:list-item>
        <text:list-item>
          <text:p text:style-name="P24">Design head for Colosseum 2012</text:p>
        </text:list-item>
        <text:list-item>
          <text:p text:style-name="P24">Technical head of ACM student chapter, 2012-<text:span text:style-name="T19">2013</text:span></text:p>
        </text:list-item>
        <text:list-item>
          <text:p text:style-name="P24">Head of the ACM chapter's development team, 2012-<text:span text:style-name="T19">2013</text:span></text:p>
        </text:list-item>
        <text:list-item>
          <text:p text:style-name="P24">Developed the CD interface for Java &amp; OOSE courseware which will be used by Don Bosco Institute of Technology as an education tool for the students </text:p>
        </text:list-item>
        <text:list-item>
          <text:p text:style-name="P24">Developed a website Careerscope which is used by DBIT as a tool for guiding </text:p>
          <text:p text:style-name="P24">students with regards to their careers &amp; <text:span text:style-name="T19">was</text:span> the administrator of it. </text:p>
          <text:p text:style-name="P2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8in" style:type="center"/>
          <style:tab-stop style:position="6.696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dobe Garamond Pro" fo:font-size="10pt" style:font-size-asian="10pt" style:font-size-complex="10pt"/>
    </style:style>
    <style:style style:name="MT1" style:family="text">
      <style:text-properties officeooo:rsid="00164550"/>
    </style:style>
    <style:page-layout style:name="Mpm1">
      <style:page-layout-properties fo:page-width="8.2681in" fo:page-height="11.6929in" style:num-format="1" style:print-orientation="portrait" fo:margin-top="0.55in" fo:margin-bottom="0.3398in" fo:margin-left="0.7874in" fo:margin-right="0.783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744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Updated on <text:span text:style-name="MT1">October 12</text:span>, 201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gar </meta:initial-creator>
    <meta:creation-date>2012-10-06T20:12:48</meta:creation-date>
    <dc:date>2013-10-22T08:54:26.506078094</dc:date>
    <meta:editing-duration>PT2H41M1S</meta:editing-duration>
    <meta:editing-cycles>72</meta:editing-cycles>
    <meta:generator>LibreOffice/4.1.2.3$Linux_X86_64 LibreOffice_project/410m0$Build-3</meta:generator>
    <dc:creator>sagar </dc:creator>
    <meta:document-statistic meta:table-count="0" meta:image-count="0" meta:object-count="0" meta:page-count="2" meta:paragraph-count="55" meta:word-count="560" meta:character-count="4177" meta:non-whitespace-character-count="3323"/>
  </office:meta>
</office:document-meta>
</file>